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K Grotesk" svg:font-family="'HK Grotesk', sans-serif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728cm" table:align="left" fo:background-color="#ffffff">
        <style:background-image/>
      </style:table-properties>
    </style:style>
    <style:style style:name="Table1.A" style:family="table-column">
      <style:table-column-properties style:column-width="4.452cm"/>
    </style:style>
    <style:style style:name="Table1.B" style:family="table-column">
      <style:table-column-properties style:column-width="3.276cm"/>
    </style:style>
    <style:style style:name="Table1.A1" style:family="table-cell">
      <style:table-cell-properties style:vertical-align="middle" fo:padding-left="0cm" fo:padding-right="0cm" fo:padding-top="0cm" fo:padding-bottom="0.049cm" fo:border-left="none" fo:border-right="none" fo:border-top="none" fo:border-bottom="0.5pt solid #ededed"/>
    </style:style>
    <style:style style:name="Table1.A10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12a99b" officeooo:paragraph-rsid="0012a99b"/>
    </style:style>
    <style:style style:name="P2" style:family="paragraph" style:parent-style-name="Standard">
      <style:text-properties officeooo:rsid="0012a99b" officeooo:paragraph-rsid="0014d480"/>
    </style:style>
    <style:style style:name="P3" style:family="paragraph" style:parent-style-name="Standard">
      <style:text-properties officeooo:rsid="0012a99b" officeooo:paragraph-rsid="00163ec8"/>
    </style:style>
    <style:style style:name="P4" style:family="paragraph" style:parent-style-name="Standard">
      <style:text-properties officeooo:rsid="0012a99b" officeooo:paragraph-rsid="00176f7a"/>
    </style:style>
    <style:style style:name="P5" style:family="paragraph" style:parent-style-name="Standard">
      <style:text-properties officeooo:rsid="00132b79" officeooo:paragraph-rsid="00132b79"/>
    </style:style>
    <style:style style:name="P6" style:family="paragraph" style:parent-style-name="Standard">
      <style:text-properties fo:font-variant="normal" fo:text-transform="none" fo:color="#1c1d1f" style:font-name="udemy sans" fo:font-style="normal" fo:font-weight="bold" officeooo:rsid="00132b79" officeooo:paragraph-rsid="00132b79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letter-spacing="normal" fo:font-style="normal" fo:font-weight="normal"/>
    </style:style>
    <style:style style:name="P10" style:family="paragraph" style:parent-style-name="Standard">
      <style:text-properties fo:font-style="normal" officeooo:rsid="001dfce7" officeooo:paragraph-rsid="001f5015" style:font-style-asian="normal" style:font-style-complex="normal"/>
    </style:style>
    <style:style style:name="P11" style:family="paragraph" style:parent-style-name="Standard">
      <style:text-properties fo:font-style="normal" officeooo:rsid="001d3fac" officeooo:paragraph-rsid="001d2004" style:font-style-asian="normal" style:font-style-complex="normal"/>
    </style:style>
    <style:style style:name="P12" style:family="paragraph" style:parent-style-name="Standard">
      <style:text-properties fo:font-variant="normal" fo:text-transform="none" style:font-name="HK Grotesk" fo:font-size="12pt" fo:letter-spacing="normal" fo:font-style="normal" fo:font-weight="normal" officeooo:rsid="001d3fac" officeooo:paragraph-rsid="001d2004" style:font-style-asian="normal" style:font-style-complex="normal"/>
    </style:style>
    <style:style style:name="P13" style:family="paragraph" style:parent-style-name="Standard">
      <style:text-properties fo:font-variant="normal" fo:text-transform="none" style:font-name="HK Grotesk" fo:font-size="12pt" fo:letter-spacing="normal" fo:font-style="normal" fo:font-weight="normal" officeooo:rsid="0022bae3" officeooo:paragraph-rsid="0022bae3" style:font-style-asian="normal" style:font-style-complex="normal"/>
    </style:style>
    <style:style style:name="P14" style:family="paragraph" style:parent-style-name="Standard">
      <style:text-properties fo:font-variant="normal" fo:text-transform="none" style:font-name="HK Grotesk" fo:font-size="12pt" fo:letter-spacing="normal" fo:font-style="normal" fo:font-weight="normal" officeooo:rsid="0023fa3d" officeooo:paragraph-rsid="0023fa3d" style:font-style-asian="normal" style:font-style-complex="normal"/>
    </style:style>
    <style:style style:name="P15" style:family="paragraph" style:parent-style-name="Standard">
      <style:text-properties fo:font-variant="normal" fo:text-transform="none" style:font-name="HK Grotesk" fo:font-size="12pt" fo:letter-spacing="normal" fo:font-style="normal" fo:font-weight="normal" officeooo:rsid="00250814" officeooo:paragraph-rsid="00250814" style:font-style-asian="normal" style:font-style-complex="normal"/>
    </style:style>
    <style:style style:name="P16" style:family="paragraph" style:parent-style-name="Standard">
      <style:text-properties fo:font-variant="normal" fo:text-transform="none" style:font-name="HK Grotesk" fo:letter-spacing="normal" fo:font-style="normal" fo:font-weight="normal" officeooo:paragraph-rsid="00250814"/>
    </style:style>
    <style:style style:name="P17" style:family="paragraph" style:parent-style-name="Standard">
      <style:text-properties officeooo:paragraph-rsid="00250814"/>
    </style:style>
    <style:style style:name="P18" style:family="paragraph" style:parent-style-name="Standard">
      <style:text-properties officeooo:rsid="00132b79" officeooo:paragraph-rsid="00132b79"/>
    </style:style>
    <style:style style:name="P19" style:family="paragraph" style:parent-style-name="Standard">
      <style:text-properties officeooo:rsid="002c6164" officeooo:paragraph-rsid="002c6164"/>
    </style:style>
    <style:style style:name="P20" style:family="paragraph" style:parent-style-name="Standard">
      <style:text-properties fo:font-weight="bold" officeooo:rsid="002c6164" officeooo:paragraph-rsid="002c6164" style:font-weight-asian="bold" style:font-weight-complex="bold"/>
    </style:style>
    <style:style style:name="P21" style:family="paragraph" style:parent-style-name="Standard">
      <style:text-properties officeooo:rsid="002cdeb7" officeooo:paragraph-rsid="002cdeb7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f5015" officeooo:paragraph-rsid="001f5015" style:font-weight-asian="bold" style:font-weight-complex="bold"/>
    </style:style>
    <style:style style:name="P23" style:family="paragraph" style:parent-style-name="Standard">
      <style:text-properties officeooo:rsid="002f3586" officeooo:paragraph-rsid="002f3586"/>
    </style:style>
    <style:style style:name="P24" style:family="paragraph" style:parent-style-name="Standard">
      <style:text-properties fo:color="#000000" officeooo:rsid="002cdeb7" officeooo:paragraph-rsid="002cdeb7"/>
    </style:style>
    <style:style style:name="P25" style:family="paragraph" style:parent-style-name="Standard">
      <style:text-properties fo:color="#000000" officeooo:rsid="00132b79" officeooo:paragraph-rsid="00132b79"/>
    </style:style>
    <style:style style:name="P26" style:family="paragraph" style:parent-style-name="Text_20_body">
      <style:text-properties fo:font-variant="normal" fo:text-transform="none" fo:color="#1c1d1f" style:font-name="udemy sans1" fo:letter-spacing="normal" fo:font-style="normal" fo:font-weight="normal" officeooo:rsid="001dfce7" officeooo:paragraph-rsid="001f5015" style:font-style-asian="normal" style:font-style-complex="normal"/>
    </style:style>
    <style:style style:name="P27" style:family="paragraph" style:parent-style-name="Text_20_body">
      <style:text-properties fo:font-variant="normal" fo:text-transform="none" style:font-name="HK Grotesk" fo:font-size="12pt" fo:letter-spacing="normal" fo:font-style="normal" fo:font-weight="normal" officeooo:rsid="0022bae3" officeooo:paragraph-rsid="0022bae3" style:font-style-asian="normal" style:font-style-complex="normal"/>
    </style:style>
    <style:style style:name="P28" style:family="paragraph" style:parent-style-name="Text_20_body">
      <style:text-properties fo:font-variant="normal" fo:text-transform="none" style:font-name="HK Grotesk" fo:font-size="12pt" fo:letter-spacing="normal" fo:font-style="normal" fo:font-weight="normal" officeooo:rsid="0023fa3d" officeooo:paragraph-rsid="0023fa3d" style:font-style-asian="normal" style:font-style-complex="normal"/>
    </style:style>
    <style:style style:name="P29" style:family="paragraph" style:parent-style-name="Text_20_body">
      <style:text-properties fo:font-variant="normal" fo:text-transform="none" fo:color="#233143" style:font-name="HK Grotesk" fo:letter-spacing="normal" fo:font-style="normal" fo:font-weight="normal" officeooo:paragraph-rsid="00250814"/>
    </style:style>
    <style:style style:name="P30" style:family="paragraph" style:parent-style-name="Text_20_body">
      <style:text-properties fo:font-variant="normal" fo:text-transform="none" fo:color="#233143" style:font-name="HK Grotesk" fo:letter-spacing="normal" fo:font-style="normal" fo:font-weight="normal" officeooo:rsid="00263150" officeooo:paragraph-rsid="00263150"/>
    </style:style>
    <style:style style:name="P31" style:family="paragraph" style:parent-style-name="Text_20_body">
      <style:text-properties fo:font-variant="normal" fo:text-transform="none" fo:color="#233143" style:font-name="HK Grotesk" fo:font-size="12pt" fo:letter-spacing="normal" fo:font-style="normal" fo:font-weight="normal" officeooo:rsid="0023fa3d" officeooo:paragraph-rsid="0023fa3d" style:font-style-asian="normal" style:font-style-complex="normal"/>
    </style:style>
    <style:style style:name="P32" style:family="paragraph" style:parent-style-name="Text_20_body">
      <style:text-properties fo:font-variant="normal" fo:text-transform="none" fo:color="#233143" style:font-name="HK Grotesk" fo:font-size="12pt" fo:letter-spacing="normal" fo:font-style="normal" fo:font-weight="normal" officeooo:rsid="00263150" officeooo:paragraph-rsid="00263150"/>
    </style:style>
    <style:style style:name="P33" style:family="paragraph" style:parent-style-name="Text_20_body">
      <style:text-properties fo:font-variant="normal" fo:text-transform="none" fo:color="#233143" style:font-name="HK Grotesk" fo:font-size="12pt" fo:letter-spacing="normal" fo:font-style="normal" fo:font-weight="normal" officeooo:rsid="00263150" officeooo:paragraph-rsid="00263150" style:font-weight-asian="normal" style:font-weight-complex="normal"/>
    </style:style>
    <style:style style:name="P34" style:family="paragraph" style:parent-style-name="Text_20_body">
      <style:text-properties fo:font-style="normal" officeooo:rsid="001d3fac" officeooo:paragraph-rsid="001d2004" style:font-style-asian="normal" style:font-style-complex="normal"/>
    </style:style>
    <style:style style:name="P35" style:family="paragraph" style:parent-style-name="Text_20_body">
      <style:text-properties officeooo:rsid="00263150" officeooo:paragraph-rsid="00263150"/>
    </style:style>
    <style:style style:name="P3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3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38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39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40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41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42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43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44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45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46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47" style:family="paragraph" style:parent-style-name="Text_20_body" style:list-style-name="L1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48" style:family="paragraph" style:parent-style-name="Text_20_body" style:list-style-name="L1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49" style:family="paragraph" style:parent-style-name="Text_20_body" style:list-style-name="L1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50" style:family="paragraph" style:parent-style-name="Text_20_body" style:list-style-name="L1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51" style:family="paragraph" style:parent-style-name="Text_20_body" style:list-style-name="L1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52" style:family="paragraph" style:parent-style-name="Text_20_body" style:list-style-name="L16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53" style:family="paragraph" style:parent-style-name="Text_20_body" style:list-style-name="L17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54" style:family="paragraph" style:parent-style-name="Text_20_body" style:list-style-name="L18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55" style:family="paragraph" style:parent-style-name="Text_20_body" style:list-style-name="L19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P56" style:family="paragraph" style:parent-style-name="Text_20_body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  <style:text-properties fo:font-variant="normal" fo:text-transform="none" fo:color="#233143" fo:letter-spacing="normal"/>
    </style:style>
    <style:style style:name="P57" style:family="paragraph" style:parent-style-name="Text_20_body" style:list-style-name="L30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  <style:text-properties fo:font-variant="normal" fo:text-transform="none" fo:color="#233143" fo:letter-spacing="normal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  <style:text-properties fo:font-variant="normal" fo:text-transform="none" fo:color="#233143" fo:letter-spacing="normal" fo:background-color="#fafafa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  <style:text-properties fo:font-variant="normal" fo:text-transform="none" fo:color="#233143" style:font-name="HK Grotesk" fo:letter-spacing="normal" fo:font-style="normal" fo:font-weight="normal"/>
    </style:style>
    <style:style style:name="P60" style:family="paragraph" style:parent-style-name="Text_20_body" style:list-style-name="L30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  <style:text-properties fo:font-variant="normal" fo:text-transform="none" fo:color="#233143" style:font-name="HK Grotesk" fo:letter-spacing="normal" fo:font-style="normal" fo:font-weight="normal"/>
    </style:style>
    <style:style style:name="P61" style:family="paragraph" style:parent-style-name="Text_20_body" style:list-style-name="L39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  <style:text-properties fo:font-variant="normal" fo:text-transform="none" fo:color="#233143" style:font-name="HK Grotesk" fo:letter-spacing="normal" fo:font-style="normal" fo:font-weight="normal"/>
    </style:style>
    <style:style style:name="P62" style:family="paragraph" style:parent-style-name="Text_20_body" style:list-style-name="L41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  <style:text-properties fo:font-variant="normal" fo:text-transform="none" fo:color="#233143" style:font-name="HK Grotesk" fo:letter-spacing="normal" fo:font-style="normal" fo:font-weight="normal"/>
    </style:style>
    <style:style style:name="P63" style:family="paragraph" style:parent-style-name="Text_20_body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  <style:text-properties fo:font-variant="normal" fo:text-transform="none" fo:color="#233143" style:font-name="HK Grotesk" fo:font-size="13.5pt" fo:letter-spacing="normal" fo:font-style="normal" fo:font-weight="normal" fo:background-color="#fafafa"/>
    </style:style>
    <style:style style:name="P64" style:family="paragraph" style:parent-style-name="Text_20_body" style:list-style-name="L40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  <style:text-properties fo:font-variant="normal" fo:text-transform="none" fo:color="#233143" style:font-name="HK Grotesk" fo:font-size="13.5pt" fo:letter-spacing="normal" fo:font-style="normal" fo:font-weight="normal" fo:background-color="#fafafa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style:font-name="HK Grotesk" fo:font-size="12pt" fo:letter-spacing="normal" fo:font-style="normal" fo:font-weight="normal"/>
    </style:style>
    <style:style style:name="P66" style:family="paragraph" style:parent-style-name="Text_20_body" style:list-style-name="L31">
      <style:paragraph-properties fo:margin-left="0cm" fo:margin-right="0cm" fo:margin-top="0cm" fo:margin-bottom="0cm" loext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style:font-name="HK Grotesk" fo:font-size="12pt" fo:letter-spacing="normal" fo:font-style="normal" fo:font-weight="normal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68" style:family="paragraph" style:parent-style-name="Text_20_body" style:list-style-name="L27">
      <style:paragraph-properties fo:margin-left="0cm" fo:margin-right="0cm" fo:margin-top="0cm" fo:margin-bottom="0cm" loext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69" style:family="paragraph" style:parent-style-name="Text_20_body" style:list-style-name="L19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71" style:family="paragraph" style:parent-style-name="Text_20_body" style:list-style-name="L20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72" style:family="paragraph" style:parent-style-name="Text_20_body" style:list-style-name="L21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73" style:family="paragraph" style:parent-style-name="Text_20_body" style:list-style-name="L22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74" style:family="paragraph" style:parent-style-name="Text_20_body" style:list-style-name="L42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200%" fo:text-align="start" style:justify-single-word="false" fo:orphans="2" fo:widows="2" fo:text-indent="0cm" style:auto-text-indent="false" fo:padding="0cm" fo:border="none"/>
    </style:style>
    <style:style style:name="P76" style:family="paragraph" style:parent-style-name="Text_20_body" style:list-style-name="L32">
      <style:paragraph-properties fo:margin-left="0cm" fo:margin-right="0cm" fo:margin-top="0cm" fo:margin-bottom="0cm" loext:contextual-spacing="false" fo:line-height="200%" fo:text-align="start" style:justify-single-word="false" fo:orphans="2" fo:widows="2" fo:text-indent="0cm" style:auto-text-indent="false" fo:padding="0cm" fo:border="none"/>
    </style:style>
    <style:style style:name="P77" style:family="paragraph" style:parent-style-name="Text_20_body">
      <loext:graphic-properties draw:fill="solid" draw:fill-color="#4ab7ff" draw:opacity="100%"/>
      <style:paragraph-properties fo:margin-left="0cm" fo:margin-right="0cm" fo:margin-top="0cm" fo:margin-bottom="0cm" loext:contextual-spacing="false" fo:line-height="200%" fo:orphans="2" fo:widows="2" fo:text-indent="0cm" style:auto-text-indent="false" fo:background-color="#4ab7ff" fo:padding="0.049cm" fo:border="0.51pt dashed #d2edff"/>
    </style:style>
    <style:style style:name="P78" style:family="paragraph" style:parent-style-name="Text_20_body" style:list-style-name="L20">
      <style:paragraph-properties fo:margin-left="0cm" fo:margin-right="0cm" fo:line-height="200%" fo:orphans="2" fo:widows="2" fo:text-indent="0cm" style:auto-text-indent="false" fo:padding="0cm" fo:border="none"/>
    </style:style>
    <style:style style:name="P79" style:family="paragraph" style:parent-style-name="Text_20_body" style:list-style-name="L21">
      <style:paragraph-properties fo:margin-left="0cm" fo:margin-right="0cm" fo:line-height="200%" fo:orphans="2" fo:widows="2" fo:text-indent="0cm" style:auto-text-indent="false" fo:padding="0cm" fo:border="none"/>
    </style:style>
    <style:style style:name="P80" style:family="paragraph" style:parent-style-name="Text_20_body" style:list-style-name="L22">
      <style:paragraph-properties fo:margin-left="0cm" fo:margin-right="0cm" fo:line-height="200%" fo:orphans="2" fo:widows="2" fo:text-indent="0cm" style:auto-text-indent="false" fo:padding="0cm" fo:border="none"/>
    </style:style>
    <style:style style:name="P81" style:family="paragraph" style:parent-style-name="Text_20_body" style:list-style-name="L26">
      <style:paragraph-properties fo:margin-left="0cm" fo:margin-right="0cm" fo:line-height="200%" fo:orphans="2" fo:widows="2" fo:text-indent="0cm" style:auto-text-indent="false" fo:padding="0cm" fo:border="none"/>
    </style:style>
    <style:style style:name="P82" style:family="paragraph" style:parent-style-name="Text_20_body" style:list-style-name="L42">
      <style:paragraph-properties fo:margin-left="0cm" fo:margin-right="0cm" fo:line-height="200%" fo:orphans="2" fo:widows="2" fo:text-indent="0cm" style:auto-text-indent="false" fo:padding="0cm" fo:border="none"/>
    </style:style>
    <style:style style:name="P83" style:family="paragraph" style:parent-style-name="Text_20_body" style:list-style-name="L32">
      <style:paragraph-properties fo:margin-left="0cm" fo:margin-right="0cm" fo:line-height="200%" fo:text-align="start" style:justify-single-word="false" fo:orphans="2" fo:widows="2" fo:text-indent="0cm" style:auto-text-indent="false" fo:padding="0cm" fo:border="none"/>
    </style:style>
    <style:style style:name="P84" style:family="paragraph" style:parent-style-name="Text_20_body" style:list-style-name="L27">
      <style:paragraph-properties fo:margin-left="0cm" fo:margin-right="0cm" fo:line-height="200%" fo:text-align="start" style:justify-single-word="false" fo:orphans="2" fo:widows="2" fo:text-indent="0cm" style:auto-text-indent="false" fo:padding="0cm" fo:border="none"/>
      <style:text-properties fo:font-variant="normal" fo:text-transform="none" style:font-name="HK Grotesk" fo:font-size="12pt" fo:letter-spacing="normal" fo:font-style="normal" fo:font-weight="normal"/>
    </style:style>
    <style:style style:name="P85" style:family="paragraph" style:parent-style-name="Text_20_body" style:list-style-name="L28">
      <style:paragraph-properties fo:margin-left="0cm" fo:margin-right="0cm" fo:line-height="200%" fo:text-align="start" style:justify-single-word="false" fo:orphans="2" fo:widows="2" fo:text-indent="0cm" style:auto-text-indent="false" fo:padding="0cm" fo:border="none"/>
      <style:text-properties fo:font-variant="normal" fo:text-transform="none" style:font-name="HK Grotesk" fo:font-size="12pt" fo:letter-spacing="normal" fo:font-style="normal" fo:font-weight="normal"/>
    </style:style>
    <style:style style:name="P86" style:family="paragraph" style:parent-style-name="Text_20_body" style:list-style-name="L29">
      <style:paragraph-properties fo:margin-left="0cm" fo:margin-right="0cm" fo:line-height="200%" fo:text-align="start" style:justify-single-word="false" fo:orphans="2" fo:widows="2" fo:text-indent="0cm" style:auto-text-indent="false" fo:padding="0cm" fo:border="none"/>
      <style:text-properties fo:font-variant="normal" fo:text-transform="none" style:font-name="HK Grotesk" fo:font-size="12pt" fo:letter-spacing="normal" fo:font-style="normal" fo:font-weight="normal"/>
    </style:style>
    <style:style style:name="P87" style:family="paragraph" style:parent-style-name="Text_20_body" style:list-style-name="L31">
      <style:paragraph-properties fo:margin-left="0cm" fo:margin-right="0cm" fo:line-height="200%" fo:text-align="start" style:justify-single-word="false" fo:orphans="2" fo:widows="2" fo:text-indent="0cm" style:auto-text-indent="false" fo:padding="0cm" fo:border="none"/>
      <style:text-properties fo:font-variant="normal" fo:text-transform="none" style:font-name="HK Grotesk" fo:font-size="12pt" fo:letter-spacing="normal" fo:font-style="normal" fo:font-weight="normal"/>
    </style:style>
    <style:style style:name="P88" style:family="paragraph" style:parent-style-name="Text_20_body" style:list-style-name="L33">
      <style:paragraph-properties fo:margin-left="0cm" fo:margin-right="0cm" fo:line-height="200%" fo:text-align="start" style:justify-single-word="false" fo:orphans="2" fo:widows="2" fo:text-indent="0cm" style:auto-text-indent="false" fo:padding="0cm" fo:border="none"/>
      <style:text-properties fo:font-variant="normal" fo:text-transform="none" style:font-name="HK Grotesk" fo:font-size="12pt" fo:letter-spacing="normal" fo:font-style="normal" fo:font-weight="normal"/>
    </style:style>
    <style:style style:name="P89" style:family="paragraph" style:parent-style-name="Text_20_body" style:list-style-name="L34">
      <style:paragraph-properties fo:margin-left="0cm" fo:margin-right="0cm" fo:line-height="200%" fo:text-align="start" style:justify-single-word="false" fo:orphans="2" fo:widows="2" fo:text-indent="0cm" style:auto-text-indent="false" fo:padding="0cm" fo:border="none"/>
      <style:text-properties fo:font-variant="normal" fo:text-transform="none" style:font-name="HK Grotesk" fo:font-size="12pt" fo:letter-spacing="normal" fo:font-style="normal" fo:font-weight="normal"/>
    </style:style>
    <style:style style:name="P90" style:family="paragraph" style:parent-style-name="Text_20_body" style:list-style-name="L35">
      <style:paragraph-properties fo:margin-left="0cm" fo:margin-right="0cm" fo:line-height="200%" fo:text-align="start" style:justify-single-word="false" fo:orphans="2" fo:widows="2" fo:text-indent="0cm" style:auto-text-indent="false" fo:padding="0cm" fo:border="none"/>
      <style:text-properties fo:font-variant="normal" fo:text-transform="none" style:font-name="HK Grotesk" fo:font-size="12pt" fo:letter-spacing="normal" fo:font-style="normal" fo:font-weight="normal"/>
    </style:style>
    <style:style style:name="P91" style:family="paragraph" style:parent-style-name="Text_20_body" style:list-style-name="L30">
      <style:paragraph-properties fo:margin-left="0cm" fo:margin-right="0cm" fo:line-height="200%" fo:orphans="2" fo:widows="2" fo:text-indent="0cm" style:auto-text-indent="false" fo:padding="0cm" fo:border="none"/>
      <style:text-properties fo:font-variant="normal" fo:text-transform="none" fo:color="#233143" style:font-name="HK Grotesk" fo:letter-spacing="normal" fo:font-style="normal" fo:font-weight="normal"/>
    </style:style>
    <style:style style:name="P92" style:family="paragraph" style:parent-style-name="Text_20_body" style:list-style-name="L39">
      <style:paragraph-properties fo:margin-left="0cm" fo:margin-right="0cm" fo:line-height="200%" fo:orphans="2" fo:widows="2" fo:text-indent="0cm" style:auto-text-indent="false" fo:padding="0cm" fo:border="none"/>
      <style:text-properties fo:font-variant="normal" fo:text-transform="none" fo:color="#233143" style:font-name="HK Grotesk" fo:letter-spacing="normal" fo:font-style="normal" fo:font-weight="normal"/>
    </style:style>
    <style:style style:name="P93" style:family="paragraph" style:parent-style-name="Text_20_body" style:list-style-name="L41">
      <style:paragraph-properties fo:margin-left="0cm" fo:margin-right="0cm" fo:line-height="200%" fo:orphans="2" fo:widows="2" fo:text-indent="0cm" style:auto-text-indent="false" fo:padding="0cm" fo:border="none"/>
      <style:text-properties fo:font-variant="normal" fo:text-transform="none" fo:color="#233143" style:font-name="HK Grotesk" fo:letter-spacing="normal" fo:font-style="normal" fo:font-weight="normal"/>
    </style:style>
    <style:style style:name="P94" style:family="paragraph" style:parent-style-name="Heading_20_4">
      <style:text-properties fo:font-variant="normal" fo:text-transform="none" style:font-name="HK Grotesk" fo:font-size="12pt" fo:letter-spacing="normal" fo:font-style="normal" fo:font-weight="normal" officeooo:rsid="0023fa3d" officeooo:paragraph-rsid="0023fa3d" style:font-style-asian="normal" style:font-style-complex="normal"/>
    </style:style>
    <style:style style:name="P95" style:family="paragraph" style:parent-style-name="Heading_20_4">
      <style:text-properties fo:font-variant="normal" fo:text-transform="none" fo:color="#233143" style:font-name="HK Grotesk" fo:font-size="12pt" fo:letter-spacing="normal" fo:font-style="normal" fo:font-weight="normal" officeooo:rsid="00263150" officeooo:paragraph-rsid="00263150"/>
    </style:style>
    <style:style style:name="P96" style:family="paragraph" style:parent-style-name="Heading_20_4">
      <style:text-properties fo:font-variant="normal" fo:text-transform="none" fo:color="#233143" style:font-name="HK Grotesk" fo:font-size="12pt" fo:letter-spacing="normal" fo:font-style="normal" fo:font-weight="bold" officeooo:rsid="00263150" officeooo:paragraph-rsid="00263150" style:font-weight-asian="bold" style:font-weight-complex="bold"/>
    </style:style>
    <style:style style:name="P97" style:family="paragraph" style:parent-style-name="Heading_20_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200%" fo:text-indent="0cm" style:auto-text-indent="false" fo:padding="0cm" fo:border="none"/>
    </style:style>
    <style:style style:name="P99" style:family="paragraph" style:parent-style-name="Heading_20_2">
      <style:text-properties fo:font-variant="normal" fo:text-transform="none" fo:color="#233143" style:font-name="HK Grotesk" fo:letter-spacing="normal" fo:font-style="normal" fo:font-weight="bold"/>
    </style:style>
    <style:style style:name="T1" style:family="text">
      <style:text-properties officeooo:rsid="00132b79"/>
    </style:style>
    <style:style style:name="T2" style:family="text">
      <style:text-properties officeooo:rsid="0014d480"/>
    </style:style>
    <style:style style:name="T3" style:family="text">
      <style:text-properties officeooo:rsid="00163ec8"/>
    </style:style>
    <style:style style:name="T4" style:family="text">
      <style:text-properties officeooo:rsid="00176f7a"/>
    </style:style>
    <style:style style:name="T5" style:family="text">
      <style:text-properties fo:font-variant="normal" fo:text-transform="none" fo:color="#1c1d1f" style:font-name="udemy sans1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5624d0" style:font-name="udemy sans1" fo:letter-spacing="normal" fo:font-style="normal" style:text-underline-style="solid" style:text-underline-width="auto" style:text-underline-color="font-color" fo:font-weight="normal" loext:padding="0cm" loext:border="none"/>
    </style:style>
    <style:style style:name="T7" style:family="text">
      <style:text-properties fo:font-variant="normal" fo:text-transform="none" fo:color="#233143" style:font-name="HK Grotesk" fo:letter-spacing="normal" fo:font-style="normal" fo:font-weight="bold" loext:padding="0cm" loext:border="none"/>
    </style:style>
    <style:style style:name="T8" style:family="text">
      <style:text-properties fo:font-variant="normal" fo:text-transform="none" fo:color="#233143" style:font-name="HK Grotesk" fo:letter-spacing="normal" fo:font-style="normal" fo:font-weight="normal"/>
    </style:style>
    <style:style style:name="T9" style:family="text">
      <style:text-properties fo:font-variant="normal" fo:text-transform="none" fo:color="#233143" style:font-name="HK Grotesk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33143" style:font-name="HK Grotesk" fo:letter-spacing="normal" fo:font-weight="bold" loext:padding="0cm" loext:border="none"/>
    </style:style>
    <style:style style:name="T11" style:family="text">
      <style:text-properties fo:font-variant="normal" fo:text-transform="none" fo:color="#233143" style:font-name="HK Grotesk" fo:font-size="13.5pt" fo:letter-spacing="normal" fo:font-style="normal" fo:font-weight="bold" loext:padding="0cm" loext:border="none"/>
    </style:style>
    <style:style style:name="T12" style:family="text">
      <style:text-properties fo:font-variant="normal" fo:text-transform="none" fo:color="#233143" style:font-name="HK Grotesk" fo:font-size="13.5pt" fo:letter-spacing="normal" fo:font-style="normal" fo:font-weight="normal" fo:background-color="#fafafa" loext:char-shading-value="0" loext:padding="0cm" loext:border="none"/>
    </style:style>
    <style:style style:name="T13" style:family="text">
      <style:text-properties fo:font-variant="normal" fo:text-transform="none" fo:color="#233143" style:font-name="HK Grotesk" fo:font-size="12pt" fo:letter-spacing="normal" fo:font-style="normal" fo:font-weight="normal" style:font-style-asian="normal" style:font-style-complex="normal"/>
    </style:style>
    <style:style style:name="T14" style:family="text">
      <style:text-properties fo:font-variant="normal" fo:text-transform="none" fo:color="#233143" style:font-name="HK Grotesk" fo:font-size="12pt" fo:letter-spacing="normal" fo:font-style="normal" fo:font-weight="normal" officeooo:rsid="00250814" style:font-style-asian="normal" style:font-style-complex="normal"/>
    </style:style>
    <style:style style:name="T15" style:family="text">
      <style:text-properties fo:font-variant="normal" fo:text-transform="none" fo:color="#233143" style:font-name="HK Grotesk" fo:font-size="12pt" fo:letter-spacing="normal" fo:font-style="normal" fo:font-weight="bold" style:font-style-asian="normal" style:font-style-complex="normal" loext:padding="0cm" loext:border="none"/>
    </style:style>
    <style:style style:name="T16" style:family="text">
      <style:text-properties fo:font-variant="normal" fo:text-transform="none" style:font-name="HK Grotesk" fo:font-size="12pt" fo:letter-spacing="normal" fo:font-style="normal" fo:font-weight="bold" loext:padding="0cm" loext:border="none"/>
    </style:style>
    <style:style style:name="T17" style:family="text">
      <style:text-properties fo:font-variant="normal" fo:text-transform="none" style:font-name="HK Grotesk" fo:font-size="12pt" fo:letter-spacing="normal" fo:font-style="normal" fo:font-weight="bold" fo:background-color="#ffff00" loext:char-shading-value="0" loext:padding="0cm" loext:border="none"/>
    </style:style>
    <style:style style:name="T18" style:family="text">
      <style:text-properties fo:font-variant="normal" fo:text-transform="none" style:font-name="HK Grotesk" fo:font-size="12pt" fo:letter-spacing="normal" fo:font-style="normal" fo:font-weight="normal"/>
    </style:style>
    <style:style style:name="T19" style:family="text">
      <style:text-properties fo:font-variant="normal" fo:text-transform="none" fo:color="#3983fa" style:text-line-through-style="none" style:text-line-through-type="none" style:font-name="HK Grotesk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20" style:family="text">
      <style:text-properties fo:font-weight="bold" loext:padding="0cm" loext:border="none"/>
    </style:style>
    <style:style style:name="T21" style:family="text">
      <style:text-properties style:font-name="HK Grotesk" fo:font-style="normal" fo:font-weight="normal"/>
    </style:style>
    <style:style style:name="T22" style:family="text">
      <style:text-properties style:font-name="HK Grotesk" fo:font-size="12pt" fo:font-style="normal" fo:font-weight="normal"/>
    </style:style>
    <style:style style:name="T23" style:family="text">
      <style:text-properties fo:color="#233143"/>
    </style:style>
    <style:style style:name="T24" style:family="text">
      <style:text-properties fo:color="#233143" fo:font-weight="bold" loext:padding="0cm" loext:border="none"/>
    </style:style>
    <style:style style:name="T25" style:family="text">
      <style:text-properties fo:color="#233143" fo:font-weight="bold" fo:background-color="#ffff00" loext:char-shading-value="0" loext:padding="0cm" loext:border="none"/>
    </style:style>
    <style:style style:name="T26" style:family="text">
      <style:text-properties fo:color="#233143" fo:font-size="12pt" officeooo:rsid="00250814" style:font-style-asian="normal" style:font-style-complex="normal"/>
    </style:style>
    <style:style style:name="T27" style:family="text">
      <style:text-properties fo:font-size="13.5pt" fo:font-weight="bold" loext:padding="0cm" loext:border="none"/>
    </style:style>
    <style:style style:name="T28" style:family="text">
      <style:text-properties fo:font-size="12pt" style:font-style-asian="normal" style:font-style-complex="normal"/>
    </style:style>
    <style:style style:name="T29" style:family="text">
      <style:text-properties fo:font-size="12pt" fo:font-weight="normal" style:font-style-asian="normal" style:font-style-complex="normal"/>
    </style:style>
    <style:style style:name="T30" style:family="text">
      <style:text-properties fo:color="#3983fa" style:text-line-through-style="none" style:text-line-through-type="none" style:text-underline-style="none" fo:font-weight="bold" style:text-blinking="false" fo:background-color="transparent" loext:char-shading-value="0" loext:padding="0cm" loext:border="none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udo docker run --privileged </text:p>
      <text:p text:style-name="Standard"/>
      <text:p text:style-name="P1">sudo docker run --privileged --name=express -p 3002:80 zik777/express</text:p>
      <text:p text:style-name="P1"/>
      <text:p text:style-name="P2">sudo docker run --privileged <text:s/>-d -p<text:span text:style-name="T2">=</text:span>3002:80 --name=express <text:s/>zik777/express</text:p>
      <text:p text:style-name="P1">-<text:span text:style-name="T1">d is detached mode</text:span></text:p>
      <text:p text:style-name="P3">sudo docker run --privileged <text:s/>-d -p<text:span text:style-name="T2">=</text:span>300<text:span text:style-name="T3">3</text:span>:80 --name=<text:span text:style-name="T3">php</text:span> <text:s/>zik777/<text:span text:style-name="T3">php</text:span></text:p>
      <text:p text:style-name="P3"/>
      <text:p text:style-name="P4">sudo docker run --privileged <text:s/>-d -p<text:span text:style-name="T2">=</text:span>300<text:span text:style-name="T4">4</text:span>:80 --name=<text:span text:style-name="T4">flask</text:span> <text:s/>zik777/<text:span text:style-name="T4">flask</text:span></text:p>
      <text:p text:style-name="P3"/>
      <text:p text:style-name="P5">docker exec -it express bash</text:p>
      <text:p text:style-name="P5">Ctr P Ctr Q</text:p>
      <text:p text:style-name="P5"/>
      <text:p text:style-name="P5">Run `npm install -g npm@9.4.0` to update!</text:p>
      <text:p text:style-name="P5"/>
      <text:p text:style-name="P5">[notice] To update, run: pip install --upgrade pip</text:p>
      <text:p text:style-name="P5"/>
      <text:p text:style-name="P6">Docker Images in Depth | Summary and Commands</text:p>
      <text:p text:style-name="P7"><text:span text:style-name="Strong_20_Emphasis"><text:span text:style-name="T5">Docker Images in Depth | Summary and Commands</text:span></text:span></text:p>
      <text:p text:style-name="P8">Excellent job on completing this section on taking a deeper dive into docker images. In this section, we learned plenty of important lessons about images.</text:p>
      <text:p text:style-name="P8">For one, images are highly important since they provide the blueprints for docker containers. They are created by editing a customized document called the Dockerfile. Examples of dockerfiles, as well as hundreds of useful images are all stored on dockerhub - ready for us to explore.</text:p>
      <text:p text:style-name="P8">Next, we’ll explore more advanced features of containers. Soon, we’ll even allow multiple containers to interact in order to have really complex Docker application setups.</text:p>
      <text:p text:style-name="P8">In the meantime, here’s a collection of the Docker commands we have used thus far:</text:p>
      <text:p text:style-name="P7"><text:span text:style-name="Strong_20_Emphasis"><text:span text:style-name="T5">Docker Containers</text:span></text:span></text:p>
      <text:p text:style-name="P7"><text:span text:style-name="Strong_20_Emphasis"><text:span text:style-name="T5">Create an interactive terminal container with a name, an image, and a default command:</text:span></text:span></text:p>
      <text:list xml:id="list3179292951" text:style-name="L1">
        <text:list-item>
          <text:p text:style-name="P37">Usage: docker create -it --name=&lt;name&gt; &lt;image&gt; &lt;command&gt;</text:p>
        </text:list-item>
        <text:list-item>
          <text:p text:style-name="P37">Example: docker create -it --name=foo ubuntu bash</text:p>
        </text:list-item>
      </text:list>
      <text:p text:style-name="P7"><text:span text:style-name="Strong_20_Emphasis"><text:span text:style-name="T5">List all running containers:</text:span></text:span></text:p>
      <text:list xml:id="list1692237329" text:style-name="L2">
        <text:list-item>
          <text:p text:style-name="P38">docker container ls</text:p>
        </text:list-item>
        <text:list-item>
          <text:p text:style-name="P38">(list all containers, running or not): docker container ls -a</text:p>
        </text:list-item>
      </text:list>
      <text:p text:style-name="P7"><text:span text:style-name="Strong_20_Emphasis"><text:span text:style-name="T5">Start a docker container:</text:span></text:span></text:p>
      <text:list xml:id="list1062473900" text:style-name="L3">
        <text:list-item>
          <text:p text:style-name="P39">Usage: docker start &lt;container name/id&gt;</text:p>
        </text:list-item>
        <text:list-item>
          <text:p text:style-name="P39">Example: docker start foo</text:p>
        </text:list-item>
      </text:list>
      <text:p text:style-name="P7"><text:span text:style-name="Strong_20_Emphasis"><text:span text:style-name="T5">Attach to a docker container:</text:span></text:span></text:p>
      <text:list xml:id="list2068582433" text:style-name="L4">
        <text:list-item>
          <text:p text:style-name="P40">Usage: docker attach &lt;container name/id&gt;</text:p>
        </text:list-item>
        <text:list-item>
          <text:p text:style-name="P40">Example: docker attach foo</text:p>
        </text:list-item>
      </text:list>
      <text:p text:style-name="P7"><text:span text:style-name="Strong_20_Emphasis"><text:span text:style-name="T5">Remove a container:</text:span></text:span></text:p>
      <text:list xml:id="list1813182139" text:style-name="L5">
        <text:list-item>
          <text:p text:style-name="P41">Usage: docker rm &lt;container name/id&gt;</text:p>
        </text:list-item>
        <text:list-item>
          <text:p text:style-name="P41">Example: docker rm foo</text:p>
        </text:list-item>
        <text:list-item>
          <text:p text:style-name="P41"><text:soft-page-break/>Force remove: docker rm foo -f</text:p>
        </text:list-item>
      </text:list>
      <text:p text:style-name="P7"><text:span text:style-name="Strong_20_Emphasis"><text:span text:style-name="T5">Run a new container:</text:span></text:span></text:p>
      <text:list xml:id="list2540438382" text:style-name="L6">
        <text:list-item>
          <text:p text:style-name="P42">Usage: docker run &lt;image&gt; &lt;command&gt;</text:p>
        </text:list-item>
        <text:list-item>
          <text:p text:style-name="P42">Example with options: docker run --name=bar -it ubuntu bash</text:p>
        </text:list-item>
      </text:list>
      <text:p text:style-name="P7"><text:span text:style-name="Strong_20_Emphasis"><text:span text:style-name="T5">Remove all containers:</text:span></text:span></text:p>
      <text:list xml:id="list719521713" text:style-name="L7">
        <text:list-item>
          <text:p text:style-name="P43">docker container ls -aq | xargs docker container rm</text:p>
        </text:list-item>
      </text:list>
      <text:p text:style-name="P7"><text:span text:style-name="Strong_20_Emphasis"><text:span text:style-name="T5">Execute a command in a running container:</text:span></text:span></text:p>
      <text:list xml:id="list3974747548" text:style-name="L8">
        <text:list-item>
          <text:p text:style-name="P44">Usage: docker exec &lt;container name/id&gt; &lt;command&gt;</text:p>
        </text:list-item>
        <text:list-item>
          <text:p text:style-name="P44">Example (interactive, with tty): docker exec -it express bash</text:p>
        </text:list-item>
      </text:list>
      <text:p text:style-name="P7"><text:span text:style-name="Strong_20_Emphasis"><text:span text:style-name="T5">Docker Images</text:span></text:span></text:p>
      <text:p text:style-name="P7"><text:span text:style-name="Strong_20_Emphasis"><text:span text:style-name="T5">Remove a docker image:</text:span></text:span></text:p>
      <text:list xml:id="list3223625198" text:style-name="L9">
        <text:list-item>
          <text:p text:style-name="P45">Usage: docker image rmi &lt;image id&gt;</text:p>
        </text:list-item>
        <text:list-item>
          <text:p text:style-name="P45">Example (only uses first 3 characters of image id): docker rmi 70b</text:p>
        </text:list-item>
      </text:list>
      <text:p text:style-name="P7"><text:span text:style-name="Strong_20_Emphasis"><text:span text:style-name="T5">Remove all images:</text:span></text:span></text:p>
      <text:list xml:id="list2559910992" text:style-name="L10">
        <text:list-item>
          <text:p text:style-name="P46">docker image ls -aq | xargs docker rmi -f</text:p>
        </text:list-item>
      </text:list>
      <text:p text:style-name="P7"><text:span text:style-name="Strong_20_Emphasis"><text:span text:style-name="T5">Search for a docker image on dockerhub:</text:span></text:span></text:p>
      <text:list xml:id="list2222946827" text:style-name="L11">
        <text:list-item>
          <text:p text:style-name="P47">Usage: docker search &lt;image&gt;</text:p>
        </text:list-item>
        <text:list-item>
          <text:p text:style-name="P47">Example: docker search ubuntu</text:p>
        </text:list-item>
      </text:list>
      <text:p text:style-name="P7"><text:span text:style-name="Strong_20_Emphasis"><text:span text:style-name="T5">List docker images:</text:span></text:span></text:p>
      <text:list xml:id="list3316255812" text:style-name="L12">
        <text:list-item>
          <text:p text:style-name="P48">docker image ls</text:p>
        </text:list-item>
      </text:list>
      <text:p text:style-name="P7"><text:span text:style-name="Strong_20_Emphasis"><text:span text:style-name="T5">Build a Docker image:</text:span></text:span></text:p>
      <text:list xml:id="list848861008" text:style-name="L13">
        <text:list-item>
          <text:p text:style-name="P49">Usage: docker build &lt;path&gt;</text:p>
        </text:list-item>
        <text:list-item>
          <text:p text:style-name="P49">Example (also tags and names the build): docker build . -t org/serve:0.0.0</text:p>
        </text:list-item>
      </text:list>
      <text:p text:style-name="P7"><text:span text:style-name="Strong_20_Emphasis"><text:span text:style-name="T5">Dockerfiles</text:span></text:span></text:p>
      <text:p text:style-name="P7"><text:span text:style-name="Strong_20_Emphasis"><text:span text:style-name="T5">Specify a base image:</text:span></text:span></text:p>
      <text:list xml:id="list4144779035" text:style-name="L14">
        <text:list-item>
          <text:p text:style-name="P50">Usage: FROM &lt;base image&gt;</text:p>
        </text:list-item>
        <text:list-item>
          <text:p text:style-name="P50">Example: FROM node:latest</text:p>
        </text:list-item>
      </text:list>
      <text:p text:style-name="P7"><text:span text:style-name="Strong_20_Emphasis"><text:span text:style-name="T5">Set a working directory for the container:</text:span></text:span></text:p>
      <text:list xml:id="list1578594484" text:style-name="L15">
        <text:list-item>
          <text:p text:style-name="P51">Usage: WORKDIR &lt;dir&gt;</text:p>
        </text:list-item>
        <text:list-item>
          <text:p text:style-name="P51">Example: WORKDIR /usr/src/app</text:p>
        </text:list-item>
      </text:list>
      <text:p text:style-name="P7"><text:span text:style-name="Strong_20_Emphasis"><text:span text:style-name="T5">Run a command for the container image:</text:span></text:span></text:p>
      <text:list xml:id="list3482812595" text:style-name="L16">
        <text:list-item>
          <text:p text:style-name="P52">Usage: RUN command</text:p>
        </text:list-item>
        <text:list-item>
          <text:p text:style-name="P52">Command: RUN npm install -g serve</text:p>
        </text:list-item>
      </text:list>
      <text:p text:style-name="P7"><text:span text:style-name="Strong_20_Emphasis"><text:span text:style-name="T5">Copy files into the container:</text:span></text:span></text:p>
      <text:list xml:id="list2725469253" text:style-name="L17">
        <text:list-item>
          <text:p text:style-name="P53">Usage: COPY &lt;local files/directories&gt; &lt;container files/directories&gt;</text:p>
        </text:list-item>
        <text:list-item>
          <text:p text:style-name="P53">Example: COPY ./display ./display</text:p>
        </text:list-item>
      </text:list>
      <text:p text:style-name="P7"><text:span text:style-name="Strong_20_Emphasis"><text:span text:style-name="T5">Inform that a port should be exposed</text:span></text:span></text:p>
      <text:list xml:id="list1647502686" text:style-name="L18">
        <text:list-item>
          <text:p text:style-name="P54">Usage: EXPOSE &lt;port&gt;</text:p>
        </text:list-item>
        <text:list-item>
          <text:p text:style-name="P54">Example: EXPOSE 80</text:p>
        </text:list-item>
      </text:list>
      <text:p text:style-name="P7"><text:span text:style-name="Strong_20_Emphasis"><text:span text:style-name="T5">Specify a default command for the container:</text:span></text:span></text:p>
      <text:list xml:id="list2441265527" text:style-name="L19">
        <text:list-item>
          <text:p text:style-name="P55">Usage (shell format): CMD &lt;default command&gt;</text:p>
        </text:list-item>
        <text:list-item>
          <text:p text:style-name="P55">Example: CMD serve ./display</text:p>
        </text:list-item>
        <text:list-item>
          <text:p text:style-name="P69"><text:span text:style-name="T5">Usage (exec format, </text:span><text:span text:style-name="Emphasis"><text:span text:style-name="T5">recommended</text:span></text:span><text:span text:style-name="T5">): CMD [“default command”, “arguments”]</text:span></text:p>
        </text:list-item>
        <text:list-item>
          <text:p text:style-name="P55">Example: CMD [“node”, “server.js”]</text:p>
        </text:list-item>
      </text:list>
      <text:p text:style-name="P8"/>
      <text:p text:style-name="P8"><text:soft-page-break/></text:p>
      <text:p text:style-name="P8">sudo docker run -it --name=foo --mount source=shared-vol,target=/src/shared ubuntu bash</text:p>
      <text:p text:style-name="P5"/>
      <text:p text:style-name="P5">sudo docker volume create shared-vol</text:p>
      <text:p text:style-name="P5">sudo docker volume ls</text:p>
      <text:p text:style-name="P5"><text:s/>sudo docker volume inspect shared-vol</text:p>
      <text:p text:style-name="P5">ls src/shared</text:p>
      <text:p text:style-name="P5">sudo docker run -it --name=foo –mount type=bind,source=/home/isaac/docker/bindmountdir,target=/src/mountdir ubuntu bash</text:p>
      <text:p text:style-name="P5"/>
      <text:p text:style-name="P20">BindMounts</text:p>
      <text:p text:style-name="P19">isaac@zik:~/docker$ mkdir bindmountdir</text:p>
      <text:p text:style-name="P19">isaac@zik:~/docker$ cat &gt; bindmountdir/goo.txt</text:p>
      <text:p text:style-name="P19">Goo</text:p>
      <text:p text:style-name="P19">isaac@zik:~/docker$ cat &gt; bindmountdir/goo.txt</text:p>
      <text:p text:style-name="P19">isaac@zik:~/docker$ cat <text:s/>bindmountdir/goo.txt</text:p>
      <text:p text:style-name="P19">isaac@zik:~/docker$ cat &gt; bindmountdir/goo.txt</text:p>
      <text:p text:style-name="P19">Goo</text:p>
      <text:p text:style-name="P19">isaac@zik:~/docker$ cat <text:s/>bindmountdir/goo.txt</text:p>
      <text:p text:style-name="P19">Goo</text:p>
      <text:p text:style-name="P19">isaac@zik:~/docker$ cd bindmountdir</text:p>
      <text:p text:style-name="P19">isaac@zik:~/docker/bindmountdir$ pwd</text:p>
      <text:p text:style-name="P19">/home/isaac/docker/bindmountdir</text:p>
      <text:p text:style-name="P19">isaac@zik:~/docker/bindmountdir$ sudo docker run -it --name=foo --mount type=bind,source=/home/isaac/docker/bindmountdir,target=/src/mountdir ubuntu bash</text:p>
      <text:p text:style-name="P19">root@d58448ea300c:/# ls src</text:p>
      <text:p text:style-name="P19">mountdir</text:p>
      <text:p text:style-name="P19">root@d58448ea300c:/# cd src/mountdir</text:p>
      <text:p text:style-name="P19">root@d58448ea300c:/src/mountdir# ls</text:p>
      <text:p text:style-name="P19">goo.txt</text:p>
      <text:p text:style-name="P19">root@d58448ea300c:/src/mountdir# cat src/mountdir/goo.txt</text:p>
      <text:p text:style-name="P19">cat: src/mountdir/goo.txt: No such file or directory</text:p>
      <text:p text:style-name="P19">root@d58448ea300c:/src/mountdir# cd ..</text:p>
      <text:p text:style-name="P19">root@d58448ea300c:/src# ls src</text:p>
      <text:p text:style-name="P19">ls: cannot access 'src': No such file or directory</text:p>
      <text:p text:style-name="P19">root@d58448ea300c:/src# cd ..</text:p>
      <text:p text:style-name="P19">root@d58448ea300c:/# ls</text:p>
      <text:p text:style-name="P19">bin <text:s text:c="2"/>dev <text:s/>home <text:s/>lib32 <text:s/>libx32 <text:s/>mnt <text:s/>proc <text:s/>run <text:s text:c="2"/>src <text:s/>sys <text:s/>usr</text:p>
      <text:p text:style-name="P19">boot <text:s/>etc <text:s/>lib <text:s text:c="2"/>lib64 <text:s/>media <text:s text:c="2"/>opt <text:s/>root <text:s/>sbin <text:s/>srv <text:s/>tmp <text:s/>var</text:p>
      <text:p text:style-name="P19">root@d58448ea300c:/# ls src</text:p>
      <text:p text:style-name="P19">mountdir</text:p>
      <text:p text:style-name="P19">root@d58448ea300c:/# ls src/mountdir</text:p>
      <text:p text:style-name="P19">goo.txt</text:p>
      <text:p text:style-name="P19">root@d58448ea300c:/# cat src/mountdir/goo.txt</text:p>
      <text:p text:style-name="P19">Goo</text:p>
      <text:p text:style-name="P19">root@d58448ea300c:/# </text:p>
      <text:p text:style-name="P19">root@d58448ea300c:/# cat &gt; src/mountdir/baz.txt</text:p>
      <text:p text:style-name="P19">Baz</text:p>
      <text:p text:style-name="P19">root@d58448ea300c:/# isaac@zik:~/docker/bindmountdir$ ls</text:p>
      <text:p text:style-name="P19">baz.txt <text:s/>goo.txt</text:p>
      <text:p text:style-name="P19">isaac@zik:~/docker/bindmountdir$ cat baz.txt</text:p>
      <text:p text:style-name="P19"><text:soft-page-break/>Baz</text:p>
      <text:p text:style-name="P19">isaac@zik:~/docker/bindmountdir$ </text:p>
      <text:p text:style-name="P5"/>
      <text:p text:style-name="P5"/>
      <text:p text:style-name="P20">TMPFS mount.</text:p>
      <text:p text:style-name="P19">isaac@zik:~/docker$ sudo docker run -dit --name=ff --mount type=tmpfs,destination=/tmpdir ubuntu bash</text:p>
      <text:p text:style-name="P19">a9a326f862ad4fe2ac158907a59fc2a639c9f51cd782bb8d8bea95192b44ad85</text:p>
      <text:p text:style-name="P19">"Mounts": [</text:p>
      <text:p text:style-name="P19"><text:s text:c="12"/>{</text:p>
      <text:p text:style-name="P19"><text:s text:c="16"/>"Type": "tmpfs",</text:p>
      <text:p text:style-name="P19"><text:s text:c="16"/>"Source": "",</text:p>
      <text:p text:style-name="P19"><text:s text:c="16"/>"Destination": "/tmpdir",</text:p>
      <text:p text:style-name="P19"><text:s text:c="16"/>"Mode": "",</text:p>
      <text:p text:style-name="P19"><text:s text:c="16"/>"RW": true,</text:p>
      <text:p text:style-name="P19"><text:s text:c="16"/>"Propagation": ""</text:p>
      <text:p text:style-name="P19"/>
      <text:p text:style-name="P21">sudo docker network ls</text:p>
      <text:p text:style-name="P21"/>
      <text:p text:style-name="P21"/>
      <text:p text:style-name="P21">isaac@zik:~/docker$ sudo docker run -dit --name=foo busybox</text:p>
      <text:p text:style-name="P21">Unable to find image 'busybox:latest' locally</text:p>
      <text:p text:style-name="P21">latest: Pulling from library/busybox</text:p>
      <text:p text:style-name="P21"/>
      <text:p text:style-name="P23">sudo docker network inspect bridge</text:p>
      <text:p text:style-name="P21"/>
      <text:p text:style-name="P21"><text:s text:c="11"/>"Name": "bar",</text:p>
      <text:p text:style-name="P21"><text:s text:c="16"/>"EndpointID": "b2f02a2d2c2cd48dfca44887a513456b1b4218aa2ab48c2d9db7a16b4dbe4ed5",</text:p>
      <text:p text:style-name="P21"><text:s text:c="16"/>"MacAddress": "02:42:ac:11:00:03",</text:p>
      <text:p text:style-name="P21"><text:s text:c="16"/>"IPv4Address": "172.17.0.3/16",</text:p>
      <text:p text:style-name="P21"><text:s text:c="16"/>"IPv6Address": ""</text:p>
      <text:p text:style-name="P21"><text:s text:c="12"/>},</text:p>
      <text:p text:style-name="P21"><text:s text:c="12"/>"5f8c741ba1c448c201c32eae1362cc4abd4f9f16560025ad19c39855310c44bc": {</text:p>
      <text:p text:style-name="P21"><text:s text:c="16"/>"Name": "foo",</text:p>
      <text:p text:style-name="P21"><text:s text:c="16"/>"EndpointID": "27d25e07ffc2ed6c20f4c581fd9632d9682f0906f202ac5c7bcb2d431e1ddfa7",</text:p>
      <text:p text:style-name="P21"><text:s text:c="16"/>"MacAddress": "02:42:ac:11:00:02",</text:p>
      <text:p text:style-name="P21"><text:s text:c="16"/>"IPv4Address": "172.17.0.2/16",</text:p>
      <text:p text:style-name="P21"><text:s text:c="16"/>"IPv6Address": ""</text:p>
      <text:p text:style-name="P24"/>
      <text:p text:style-name="P24">isaac@zik:~/docker$ sudo docker run -dit --name=bar busybox</text:p>
      <text:p text:style-name="P24">51ebf6a8ed5ab0a4eb1515e7535ca5e815dcbe6c872f90dc2d6d8d0f8e4b305e</text:p>
      <text:p text:style-name="P25"/>
      <text:p text:style-name="P25">https://www.youtube.com/watch?v=C-EHoNfkoDM</text:p>
      <text:p text:style-name="P22">Installing Kubernetes Tool</text:p>
      <text:p text:style-name="P22"/>
      <text:p text:style-name="P26">Install and set up the kubectl tool: -</text:p>
      <text:p text:style-name="P7"><text:a xlink:type="simple" xlink:href="https://kubernetes.io/docs/tasks/tools/" office:target-frame-name="_blank" xlink:show="new" text:style-name="Internet_20_link" text:visited-style-name="Visited_20_Internet_20_Link"><text:span text:style-name="T6">https://kubernetes.io/docs/tasks/tools/</text:span></text:a></text:p>
      <text:p text:style-name="P7"/>
      <text:p text:style-name="P9">Install Minikube: -</text:p>
      <text:p text:style-name="P7"><text:soft-page-break/><text:a xlink:type="simple" xlink:href="https://minikube.sigs.k8s.io/docs/start/" office:target-frame-name="_blank" xlink:show="new" text:style-name="Internet_20_link" text:visited-style-name="Visited_20_Internet_20_Link"><text:span text:style-name="T6">https://minikube.sigs.k8s.io/docs/start/</text:span></text:a></text:p>
      <text:p text:style-name="P7"/>
      <text:p text:style-name="P9">Install VirtualBox: -</text:p>
      <text:p text:style-name="P7"><text:a xlink:type="simple" xlink:href="https://www.virtualbox.org/wiki/Downloads" office:target-frame-name="_blank" xlink:show="new" text:style-name="Internet_20_link" text:visited-style-name="Visited_20_Internet_20_Link"><text:span text:style-name="T6">https://www.virtualbox.org/wiki/Downloads</text:span></text:a></text:p>
      <text:p text:style-name="P7"><text:a xlink:type="simple" xlink:href="https://www.virtualbox.org/wiki/Linux_Downloads" office:target-frame-name="_blank" xlink:show="new" text:style-name="Internet_20_link" text:visited-style-name="Visited_20_Internet_20_Link"><text:span text:style-name="T6">https://www.virtualbox.org/wiki/Linux_Downloads</text:span></text:a></text:p>
      <text:p text:style-name="P7"/>
      <text:p text:style-name="P9">Minikube Tutorial: -</text:p>
      <text:p text:style-name="P7"><text:a xlink:type="simple" xlink:href="https://kubernetes.io/docs/tutorials/hello-minikube/" office:target-frame-name="_blank" xlink:show="new" text:style-name="Internet_20_link" text:visited-style-name="Visited_20_Internet_20_Link"><text:span text:style-name="T6">https://kubernetes.io/docs/tutorials/hello-minikube/</text:span></text:a></text:p>
      <text:p text:style-name="P9">If the minikube installation has been done on the macOS, then to access the URL on the local browser, we need to do a few steps to get the service URL to work. Those steps are covered on this documentation page: -</text:p>
      <text:p text:style-name="P7"><text:a xlink:type="simple" xlink:href="https://minikube.sigs.k8s.io/docs/handbook/accessing/#using-minikube-service-with-tunnel" office:target-frame-name="_blank" xlink:show="new" text:style-name="Internet_20_link" text:visited-style-name="Visited_20_Internet_20_Link"><text:span text:style-name="T6">https://minikube.sigs.k8s.io/docs/handbook/accessing/#using-minikube-service-with-tunnel</text:span></text:a></text:p>
      <text:p text:style-name="P10"/>
      <text:p text:style-name="P11"/>
      <text:p text:style-name="P11"/>
      <text:p text:style-name="P34"><text:span text:style-name="Strong_20_Emphasis"><text:span text:style-name="T10">Have a look at Christian’s executive combination resume skills summary:</text:span></text:span></text:p>
      <text:p text:style-name="P56"> </text:p>
      <text:h text:style-name="P97" text:outline-level="4"><text:span text:style-name="Emphasis"><text:span text:style-name="Strong_20_Emphasis"><text:span text:style-name="T11">Programming and App Development</text:span></text:span></text:span></text:h>
      <text:p text:style-name="P56"> </text:p>
      <text:list xml:id="list1773124065" text:style-name="L20">
        <text:list-item>
          <text:p text:style-name="P71"><text:span text:style-name="Emphasis"><text:span text:style-name="T9">Developed and built 20+ mobile apps and 30+ websites providing exceptional user experience.</text:span></text:span></text:p>
        </text:list-item>
        <text:list-item>
          <text:p text:style-name="P71"><text:span text:style-name="Emphasis"><text:span text:style-name="T9">Named BCD M&amp;E’s “Top Programmer of The Year” for three consecutive years 2009-2011.</text:span></text:span></text:p>
        </text:list-item>
        <text:list-item>
          <text:p text:style-name="P71"><text:span text:style-name="Emphasis"><text:span text:style-name="T9">15+ years experience in C/C++, Cocoa, and Objective-C.</text:span></text:span></text:p>
        </text:list-item>
        <text:list-item>
          <text:p text:style-name="P78"><text:span text:style-name="Emphasis"><text:span text:style-name="T9">C Certified Professional Programmer (2006), C++ Certified Professional Programmer (2009).</text:span></text:span></text:p>
        </text:list-item>
      </text:list>
      <text:p text:style-name="P56"> </text:p>
      <text:h text:style-name="P97" text:outline-level="4"><text:span text:style-name="Emphasis"><text:span text:style-name="Strong_20_Emphasis"><text:span text:style-name="T11">Leadership</text:span></text:span></text:span></text:h>
      <text:p text:style-name="P56"> </text:p>
      <text:list xml:id="list3248125565" text:style-name="L21">
        <text:list-item>
          <text:p text:style-name="P72"><text:span text:style-name="Emphasis"><text:span text:style-name="T9">8+ years experience in team management (teams of 10-50 colleagues) and project coordination.</text:span></text:span></text:p>
        </text:list-item>
        <text:list-item>
          <text:p text:style-name="P72"><text:soft-page-break/><text:span text:style-name="Emphasis"><text:span text:style-name="T9">Designed and implemented a new IT management model with Apple’s New York Branch, increasing the quarterly productivity by 33%.</text:span></text:span></text:p>
        </text:list-item>
        <text:list-item>
          <text:p text:style-name="P79"><text:span text:style-name="Emphasis"><text:span text:style-name="T9">Trained and mentored 50+ junior developers to help them prepare for certification exams (88% success rate).</text:span></text:span></text:p>
        </text:list-item>
      </text:list>
      <text:p text:style-name="P56"> </text:p>
      <text:h text:style-name="P97" text:outline-level="4"><text:span text:style-name="Emphasis"><text:span text:style-name="Strong_20_Emphasis"><text:span text:style-name="T11">Business Management</text:span></text:span></text:span></text:h>
      <text:p text:style-name="P56"> </text:p>
      <text:list xml:id="list20298480" text:style-name="L22">
        <text:list-item>
          <text:p text:style-name="P73"><text:span text:style-name="Emphasis"><text:span text:style-name="T9">Coordinated 20+ projects with a budget over $200,000.</text:span></text:span></text:p>
        </text:list-item>
        <text:list-item>
          <text:p text:style-name="P73"><text:span text:style-name="Emphasis"><text:span text:style-name="T9">Optimized procurement processes to reduce BCD M&amp;E’s annual costs by 27%.</text:span></text:span></text:p>
        </text:list-item>
        <text:list-item>
          <text:p text:style-name="P80"><text:span text:style-name="Emphasis"><text:span text:style-name="T9">Successfully cooperated with sales and marketing teams on new business strategies which helped increase Apple New York’s sales volume by 23%.</text:span></text:span></text:p>
        </text:list-item>
      </text:list>
      <text:p text:style-name="P34"><text:span text:style-name="Emphasis"><text:span text:style-name="T9">Led electronics fab project management for Raytheon MDC’s 85 employees.</text:span></text:span></text:p>
      <text:list xml:id="list3460112354" text:style-name="L26">
        <text:list-item>
          <text:p text:style-name="P81"><text:span text:style-name="Emphasis"><text:span text:style-name="T9">Managed Lean Training project for three years. Improved quality by 32%, cut lead times 21%.</text:span></text:span></text:p>
        </text:list-item>
      </text:list>
      <text:p text:style-name="P56"> </text:p>
      <text:p text:style-name="P77"><text:span text:style-name="Strong_20_Emphasis"><text:span text:style-name="T7">ProTip:</text:span></text:span><text:span text:style-name="T8"> It’s fine if you repeat some achievements from your skills summary in your work experience section. It makes your resume consistent and highlights your best wins.</text:span></text:p>
      <text:p text:style-name="P34"><text:span text:style-name="Strong_20_Emphasis"><text:span text:style-name="T10">Here’s an example of a combination resume education section:</text:span></text:span></text:p>
      <text:p text:style-name="P56"> </text:p>
      <text:p text:style-name="P70"><text:span text:style-name="Emphasis"><text:span text:style-name="Strong_20_Emphasis"><text:span text:style-name="T7">2015 MA in Journalism and Social Communication, with Distinction</text:span></text:span></text:span></text:p>
      <text:p text:style-name="P70"><text:span text:style-name="Emphasis"><text:span text:style-name="T9">Eastern Kentucky University, Richmond, KY</text:span></text:span></text:p>
      <text:p text:style-name="P12">Results-driven software developer, seeking to use proven Python and Ruby skills to deliver coding excellence to Cryptoconic, Inc. Have developed 3 <text:soft-page-break/>webapps and 5 mobile apps. Contributed to 7 GitHub projects and debugged 17 apps. Wrote back-end code for 40 working business websites.</text:p>
      <text:p text:style-name="P12"/>
      <text:p text:style-name="P13">Sample resume section:</text:p>
      <text:p text:style-name="P27"><text:span text:style-name="Strong_20_Emphasis"><text:span text:style-name="T20">Senior Graphic Designer</text:span></text:span></text:p>
      <text:p text:style-name="P65">Houlton Renno Inc. 2014–2018</text:p>
      <text:list xml:id="list678350699" text:style-name="L27">
        <text:list-item>
          <text:p text:style-name="P68"> <text:span text:style-name="T22">Led a team of four designers in a fast-paced graphic design firm.</text:span></text:p>
        </text:list-item>
        <text:list-item>
          <text:p text:style-name="P84">Wrote back-end code for 40 client projects.</text:p>
        </text:list-item>
      </text:list>
      <text:p text:style-name="P67"> </text:p>
      <text:p text:style-name="P75"><text:span text:style-name="Strong_20_Emphasis"><text:span text:style-name="T16">Graphic Designer</text:span></text:span></text:p>
      <text:p text:style-name="P65">Kibula Designs, Boston 2011–2014</text:p>
      <text:list xml:id="list1124544739" text:style-name="L28">
        <text:list-item>
          <text:p text:style-name="P85">Led daily meetings for an initiative to increase revenue.</text:p>
        </text:list-item>
      </text:list>
      <text:list xml:id="list2846141712" text:style-name="L29">
        <text:list-item>
          <text:p text:style-name="P86">Wrote scripts to update client databases. Cut billing errors 35%</text:p>
        </text:list-item>
      </text:list>
      <text:p text:style-name="P13"><text:span text:style-name="T23">It shows </text:span><text:a xlink:type="simple" xlink:href="https://zety.com/blog/transferable-skills" text:style-name="Internet_20_link" text:visited-style-name="Visited_20_Internet_20_Link"><text:span text:style-name="T30">transferable skills</text:span></text:a><text:span text:style-name="T23"> like writing code and managing databases. Need to sell the right skills.</text:span></text:p>
      <text:p text:style-name="P13"><text:span text:style-name="T23"/></text:p>
      <text:p text:style-name="P27"><text:span text:style-name="Strong_20_Emphasis"><text:span text:style-name="T24">But then show relatable accomplishments.</text:span></text:span></text:p>
      <text:p text:style-name="P56"><text:span text:style-name="T21">Those include:</text:span></text:p>
      <text:list xml:id="list153228417" text:style-name="L30">
        <text:list-item>
          <text:p text:style-name="P57"><text:span text:style-name="T21">Coursework related to the new career</text:span></text:p>
        </text:list-item>
        <text:list-item>
          <text:p text:style-name="P60">Awards that matter to the new hiring manager</text:p>
        </text:list-item>
        <text:list-item>
          <text:p text:style-name="P91">Groups that show transferable skills and interests</text:p>
        </text:list-item>
      </text:list>
      <text:p text:style-name="P13"><text:span text:style-name="T23"/></text:p>
      <text:p text:style-name="P27"><text:span text:style-name="Strong_20_Emphasis"><text:span text:style-name="T24">Bachelor's Degree, University of Maine</text:span></text:span></text:p>
      <text:p text:style-name="P65">2007–2011</text:p>
      <text:list xml:id="list1885199085" text:style-name="L31">
        <text:list-item>
          <text:p text:style-name="P66">GPA 3.9</text:p>
        </text:list-item>
        <text:list-item>
          <text:p text:style-name="P66">Excelled in data analytics classes.</text:p>
        </text:list-item>
        <text:list-item>
          <text:p text:style-name="P87">Worked as TA in computer science department.</text:p>
        </text:list-item>
      </text:list>
      <text:p text:style-name="P13"><text:span text:style-name="T23"/></text:p>
      <text:p text:style-name="P27"><text:span text:style-name="Strong_20_Emphasis"><text:span text:style-name="T25">Created functional website</text:span></text:span><text:span text:style-name="T23"> for a small dental firm, complete with client portal.</text:span></text:p>
      <text:list xml:id="list521767917" text:style-name="L32">
        <text:list-item>
          <text:p text:style-name="P76"><text:soft-page-break/><text:span text:style-name="Strong_20_Emphasis"><text:span text:style-name="T17">Developed</text:span></text:span><text:span text:style-name="T18"> 4 working ecommerce websites for friends.</text:span></text:p>
        </text:list-item>
        <text:list-item>
          <text:p text:style-name="P83"><text:span text:style-name="Strong_20_Emphasis"><text:span text:style-name="T17">Created 15 wireframes</text:span></text:span><text:span text:style-name="T18"> on a volunteer basis.</text:span></text:p>
        </text:list-item>
      </text:list>
      <text:p text:style-name="P14"><text:span text:style-name="T23">Collaboration</text:span></text:p>
      <text:p text:style-name="P14"><text:span text:style-name="T23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8">Leadership</text:p>
          </table:table-cell>
          <table:table-cell table:style-name="Table1.A1" office:value-type="string">
            <text:p text:style-name="P98">Persuasion</text:p>
          </table:table-cell>
        </table:table-row>
        <table:table-row>
          <table:table-cell table:style-name="Table1.A1" office:value-type="string">
            <text:p text:style-name="P98">Interpersonal Skills</text:p>
          </table:table-cell>
          <table:table-cell table:style-name="Table1.A1" office:value-type="string">
            <text:p text:style-name="P98">Customer Service</text:p>
          </table:table-cell>
        </table:table-row>
        <table:table-row>
          <table:table-cell table:style-name="Table1.A1" office:value-type="string">
            <text:p text:style-name="P98">Communication</text:p>
          </table:table-cell>
          <table:table-cell table:style-name="Table1.A1" office:value-type="string">
            <text:p text:style-name="P98">Psychology</text:p>
          </table:table-cell>
        </table:table-row>
        <table:table-row>
          <table:table-cell table:style-name="Table1.A1" office:value-type="string">
            <text:p text:style-name="P98">Collaboration</text:p>
          </table:table-cell>
          <table:table-cell table:style-name="Table1.A1" office:value-type="string">
            <text:p text:style-name="P98">Dependability</text:p>
          </table:table-cell>
        </table:table-row>
        <table:table-row>
          <table:table-cell table:style-name="Table1.A1" office:value-type="string">
            <text:p text:style-name="P98">Problem Solving</text:p>
          </table:table-cell>
          <table:table-cell table:style-name="Table1.A1" office:value-type="string">
            <text:p text:style-name="P98">Compassion</text:p>
          </table:table-cell>
        </table:table-row>
        <table:table-row>
          <table:table-cell table:style-name="Table1.A1" office:value-type="string">
            <text:p text:style-name="P98"><text:a xlink:type="simple" xlink:href="https://zety.com/blog/critical-thinking-skills" text:style-name="Internet_20_link" text:visited-style-name="Visited_20_Internet_20_Link"><text:span text:style-name="T30">Critical Thinking Skills</text:span></text:a></text:p>
          </table:table-cell>
          <table:table-cell table:style-name="Table1.A1" office:value-type="string">
            <text:p text:style-name="P98">Judgement</text:p>
          </table:table-cell>
        </table:table-row>
        <table:table-row>
          <table:table-cell table:style-name="Table1.A1" office:value-type="string">
            <text:p text:style-name="P98">Coordination</text:p>
          </table:table-cell>
          <table:table-cell table:style-name="Table1.A1" office:value-type="string">
            <text:p text:style-name="P98">Detail Oriented</text:p>
          </table:table-cell>
        </table:table-row>
        <table:table-row>
          <table:table-cell table:style-name="Table1.A1" office:value-type="string">
            <text:p text:style-name="P98">Active Learning</text:p>
          </table:table-cell>
          <table:table-cell table:style-name="Table1.A1" office:value-type="string">
            <text:p text:style-name="P98">Self Motivated</text:p>
          </table:table-cell>
        </table:table-row>
        <table:table-row>
          <table:table-cell table:style-name="Table1.A1" office:value-type="string">
            <text:p text:style-name="P98">Perceptiveness</text:p>
          </table:table-cell>
          <table:table-cell table:style-name="Table1.A1" office:value-type="string">
            <text:p text:style-name="P98">Adaptability</text:p>
          </table:table-cell>
        </table:table-row>
        <table:table-row>
          <table:table-cell table:style-name="Table1.A10" office:value-type="string">
            <text:p text:style-name="P98">Decision Making</text:p>
          </table:table-cell>
          <table:table-cell table:style-name="Table1.A10" office:value-type="string">
            <text:p text:style-name="P98">Listening</text:p>
          </table:table-cell>
        </table:table-row>
      </table:table>
      <text:h text:style-name="P94" text:outline-level="4"><text:span text:style-name="Strong_20_Emphasis"><text:span text:style-name="T24">Additional Activities</text:span></text:span></text:h>
      <text:list xml:id="list1750788135" text:style-name="L33">
        <text:list-item>
          <text:p text:style-name="P88">Took first place in 3 Ruby challenges at codewars.com.</text:p>
        </text:list-item>
      </text:list>
      <text:list xml:id="list1618921740" text:style-name="L34">
        <text:list-item>
          <text:p text:style-name="P89">Member, IAENG Society of Software Engineers.</text:p>
        </text:list-item>
      </text:list>
      <text:list xml:id="list2670371654" text:style-name="L35">
        <text:list-item>
          <text:p text:style-name="P90">Volunteer IT Admin for local animal shelter.</text:p>
        </text:list-item>
      </text:list>
      <text:p text:style-name="P28"><text:a xlink:type="simple" xlink:href="https://zety.com/blog/how-to-start-a-cover-letter" text:style-name="Internet_20_link" text:visited-style-name="Visited_20_Internet_20_Link"><text:span text:style-name="T30">Start your cover letter with the hiring manager’s name</text:span></text:a><text:span text:style-name="T23">. Say why you're excited about the job.</text:span></text:p>
      <text:p text:style-name="P56"> </text:p>
      <text:p text:style-name="P59">Then show why you're a perfect fit.</text:p>
      <text:p text:style-name="P56"> </text:p>
      <text:p text:style-name="P59">Check out the (shortened) career change cover letter sample below:</text:p>
      <text:p text:style-name="P56"> </text:p>
      <text:p text:style-name="P70"><text:span text:style-name="Emphasis"><text:span text:style-name="T12">Dear Alice,</text:span></text:span></text:p>
      <text:p text:style-name="P58"> </text:p>
      <text:p text:style-name="P70"><text:span text:style-name="Emphasis"><text:span text:style-name="T12">I'm very excited about the office assistant job at Castle Rock Mineral. I read about your commitment to customer service in Mining Magazine last month. With my history of boosting customer retention by 22% at Caliphon, Inc., I think I'd make a great fit for your office assistant </text:span></text:span><text:soft-page-break/><text:span text:style-name="Emphasis"><text:span text:style-name="T12">position. My official title was data entry clerk at Caliphon, but to quote the CEO, "Nobody with your people skills stays stuck to a computer."</text:span></text:span></text:p>
      <text:p text:style-name="P14"><text:span text:style-name="T23"/></text:p>
      <text:p text:style-name="P31">Now that’s how to explain a career change in a cover letter!</text:p>
      <text:p text:style-name="P56"> </text:p>
      <text:p text:style-name="P70"><text:a xlink:type="simple" xlink:href="https://zety.com/blog/how-to-end-a-cover-letter" text:style-name="Internet_20_link" text:visited-style-name="Visited_20_Internet_20_Link"><text:span text:style-name="T19">Finish the cover letter with a </text:span></text:a><text:a xlink:type="simple" xlink:href="https://zety.com/blog/how-to-end-a-cover-letter" text:style-name="Internet_20_link" text:visited-style-name="Visited_20_Internet_20_Link"><text:span text:style-name="Emphasis"><text:span text:style-name="T19">call to action</text:span></text:span></text:a><text:span text:style-name="T8"> like, </text:span><text:span text:style-name="Emphasis"><text:span text:style-name="T9">"Can we set a time to discuss improving Castle Rock's office metrics?"</text:span></text:span></text:p>
      <text:p text:style-name="P15"><text:span text:style-name="T23">1. Communicaiton - Persuading, Interpersonal communication, Discussion</text:span></text:p>
      <text:p text:style-name="P15"><text:span text:style-name="T23">2. Analytic skills – Creative, Problem-solving, research, troubleshooting</text:span></text:p>
      <text:p text:style-name="P15"><text:span text:style-name="T23">3. Management – Presentation skills, Time amangement, Organization skills</text:span></text:p>
      <text:p text:style-name="P16"><text:span text:style-name="T26">4. Leadership – </text:span><text:span text:style-name="T23">Motivation</text:span><text:span text:style-name="T26">, Collaoration, creativitiy, commitment, critical thinking, communicaiton</text:span></text:p>
      <text:p text:style-name="P17"><text:span text:style-name="T14">5. Cupiter and tech skills - </text:span><text:span text:style-name="T13">Web (HTML, CSS, CMSs, SEO, etc.), Database management.</text:span></text:p>
      <text:p text:style-name="P17"><text:span text:style-name="T13"/></text:p>
      <text:p text:style-name="P29"><text:span text:style-name="T28">Troubleshooting</text:span></text:p>
      <text:list xml:id="list225104423" text:style-name="L39">
        <text:list-item>
          <text:p text:style-name="P61">Equipment installation and configuration</text:p>
        </text:list-item>
        <text:list-item>
          <text:p text:style-name="P61">Graphics</text:p>
        </text:list-item>
        <text:list-item>
          <text:p text:style-name="P61">Equipment maintenance</text:p>
        </text:list-item>
        <text:list-item>
          <text:p text:style-name="P92">Analytics</text:p>
        </text:list-item>
      </text:list>
      <text:p text:style-name="Text_20_body"><text:line-break/><text:a xlink:type="simple" xlink:href="https://zety.com/blog/resume-action-words" text:style-name="Internet_20_link" text:visited-style-name="Visited_20_Internet_20_Link"><text:span text:style-name="T13">https://zety.com/blog/resume-action-words</text:span></text:a></text:p>
      <text:h text:style-name="P99" text:outline-level="2"><text:span text:style-name="T29">Career Change Cover Letter Sample</text:span></text:h>
      <text:p text:style-name="P56"> </text:p>
      <text:p text:style-name="P63">Your Name</text:p>
      <text:p text:style-name="P63">Title</text:p>
      <text:p text:style-name="P63">Current Company (If Any)</text:p>
      <text:p text:style-name="P63">Mailing Address</text:p>
      <text:p text:style-name="P63">Phone Number</text:p>
      <text:p text:style-name="P63">Email Address</text:p>
      <text:p text:style-name="P58"><text:soft-page-break/> </text:p>
      <text:p text:style-name="P58"> </text:p>
      <text:p text:style-name="P63">Date</text:p>
      <text:p text:style-name="P58"> </text:p>
      <text:p text:style-name="P63">Hiring Manager Name</text:p>
      <text:p text:style-name="P63">Title</text:p>
      <text:p text:style-name="P63">Mailing Address</text:p>
      <text:p text:style-name="P63">Phone Number</text:p>
      <text:p text:style-name="P63">Email Address</text:p>
      <text:p text:style-name="P58"> </text:p>
      <text:p text:style-name="P63">Dear [Hiring Manager Name],</text:p>
      <text:p text:style-name="P58"> </text:p>
      <text:p text:style-name="P63">I'm so excited to apply for the IT Project Manager position at Weniger Aerospace.</text:p>
      <text:p text:style-name="P58"> </text:p>
      <text:p text:style-name="P63">At A/G Systems, I saved 10 meeting hours a week for 20 engineers. I did it by automating our program requirements management with Oracle Primavera. At $90 an hour, that’s $864,000 saved per year. I'm proud of that—not least because my title wasn't "IT PMP" but "Program Administrator." Transitioning to 100% IT PMP at Weniger would use my IT skills and passion to the full.</text:p>
      <text:p text:style-name="P58"> </text:p>
      <text:p text:style-name="P63"><text:soft-page-break/>I know you're looking for an IT PMP with 5+ years of experience. I've spent 6 years creating robust IT systems with these achievements in the skill areas in your ad:</text:p>
      <text:list xml:id="list523256362" text:style-name="L40">
        <text:list-item>
          <text:p text:style-name="P64"><text:span text:style-name="T20">Customer Relationship Management.</text:span> Worked directly with 200+ customers to integrate our software into daily workflows. Slashed complaints by 25%.</text:p>
        </text:list-item>
        <text:list-item>
          <text:p text:style-name="P64"><text:span text:style-name="T20">Training.</text:span> Trained, mentored, and on-boarded 15 new IT hires. Handled all new user training, cutting customer issues 30%. Gave software training to 12 business units nationwide.</text:p>
        </text:list-item>
        <text:list-item>
          <text:p text:style-name="P64"><text:span text:style-name="T20">Automation.</text:span> Led project to develop custom ERP software, automating requirements-tracking from 20,000 customers and 150+ programs.</text:p>
        </text:list-item>
        <text:list-item>
          <text:p text:style-name="P64"><text:span text:style-name="T20">Programming.</text:span> Wrote test scripts and coordinated testing through cross-functional teams. Expanded custom software to integrate with ERP. Slashed daily disruptions 50%.</text:p>
        </text:list-item>
      </text:list>
      <text:p text:style-name="P58"> </text:p>
      <text:p text:style-name="P63">I'm very interested in sharing how I can deliver IT PMP excellence at Weniger Aerospace. Can we schedule a call?</text:p>
      <text:p text:style-name="P58"> </text:p>
      <text:p text:style-name="P63">Best Regards,</text:p>
      <text:p text:style-name="P58"> </text:p>
      <text:p text:style-name="P63">[Your Name]</text:p>
      <text:p text:style-name="P58"> </text:p>
      <text:p text:style-name="P63"><text:soft-page-break/>PS—I'm also happy to explain how I used Oracle Primavera to automate project tracking, eliminating 120+ work-hours per year.</text:p>
      <text:p text:style-name="Text_20_body"><text:span text:style-name="T13"/></text:p>
      <text:h text:style-name="Heading_20_3" text:outline-level="3"><text:span text:style-name="Strong_20_Emphasis"><text:span text:style-name="T15">Cover Letter for Career Change Samples—Checklist</text:span></text:span></text:h>
      <text:p text:style-name="P56"> </text:p>
      <text:list xml:id="list43316372" text:style-name="L41">
        <text:list-item>
          <text:list>
            <text:list-item>
              <text:list>
                <text:list-item>
                  <text:p text:style-name="P62">your contact info</text:p>
                </text:list-item>
                <text:list-item>
                  <text:p text:style-name="P62">the company’s info</text:p>
                </text:list-item>
                <text:list-item>
                  <text:p text:style-name="P62">dear (hiring manager name)</text:p>
                </text:list-item>
                <text:list-item>
                  <text:p text:style-name="P62">paragraph #1: big achievement and career change reveal</text:p>
                </text:list-item>
                <text:list-item>
                  <text:p text:style-name="P62">paragraph #2: job-matching achievements</text:p>
                </text:list-item>
                <text:list-item>
                  <text:p text:style-name="P62">paragraph #3: make an offer</text:p>
                </text:list-item>
                <text:list-item>
                  <text:p text:style-name="P62">best regards + your name</text:p>
                </text:list-item>
                <text:list-item>
                  <text:p text:style-name="P93">PS—with one more accomplishment</text:p>
                </text:list-item>
              </text:list>
            </text:list-item>
          </text:list>
        </text:list-item>
      </text:list>
      <text:p text:style-name="Text_20_body"><text:span text:style-name="T13"/></text:p>
      <text:p text:style-name="P35"><text:span text:style-name="T13">Dear XYZ Team Hiring Manager</text:span></text:p>
      <text:p text:style-name="P35"><text:span text:style-name="Strong_20_Emphasis"><text:span text:style-name="T15">Pro Tip: </text:span></text:span><text:span text:style-name="T13">Make sure your cover letter for transition to a new career says why you’re interested in the company. Do a little research on the firm first to find out why it’s such a perfect fit.</text:span></text:p>
      <text:p text:style-name="P35"><text:span text:style-name="T13"/></text:p>
      <text:p text:style-name="P30"><text:span text:style-name="T28">Summary:</text:span></text:p>
      <text:p text:style-name="P56"> </text:p>
      <text:p text:style-name="P59">How to write a career change cover letter:</text:p>
      <text:p text:style-name="P56"> </text:p>
      <text:list xml:id="list1626336726" text:style-name="L42">
        <text:list-item>
          <text:list>
            <text:list-item>
              <text:list>
                <text:list-item>
                  <text:p text:style-name="P74"><text:span text:style-name="Strong_20_Emphasis"><text:span text:style-name="T7">Choose the right format.</text:span></text:span><text:span text:style-name="T8"> The 3-paragraph change-careers cover letter format says it short and sweet.</text:span></text:p>
                </text:list-item>
                <text:list-item>
                  <text:p text:style-name="P74"><text:span text:style-name="Strong_20_Emphasis"><text:span text:style-name="T7">Lead with an achievement. </text:span></text:span><text:span text:style-name="T8">Your cover letter for career change needs to hook them fast. Do that with a past win that fits the new job.</text:span></text:p>
                </text:list-item>
                <text:list-item>
                  <text:p text:style-name="P74"><text:soft-page-break/><text:span text:style-name="Strong_20_Emphasis"><text:span text:style-name="T7">Prove you can make the switch.</text:span></text:span><text:span text:style-name="T8"> List </text:span><text:a xlink:type="simple" xlink:href="https://zety.com/blog/achievements-for-resume" text:style-name="Internet_20_link" text:visited-style-name="Visited_20_Internet_20_Link"><text:span text:style-name="T19">accomplishments</text:span></text:a><text:span text:style-name="T8"> that prove </text:span><text:a xlink:type="simple" xlink:href="https://zety.com/blog/transferable-skills" text:style-name="Internet_20_link" text:visited-style-name="Visited_20_Internet_20_Link"><text:span text:style-name="T19">transferable skills</text:span></text:a><text:span text:style-name="T8"> in your career transition cover letter middle.</text:span></text:p>
                </text:list-item>
                <text:list-item>
                  <text:p text:style-name="P82"><text:span text:style-name="Strong_20_Emphasis"><text:span text:style-name="T7">End your persuasive career change cover letter right.</text:span></text:span><text:span text:style-name="T8"> Offer something in your ending that the hiring manager wants.</text:span></text:p>
                </text:list-item>
              </text:list>
            </text:list-item>
          </text:list>
        </text:list-item>
      </text:list>
      <text:p text:style-name="P35">Start cover letter with accomplishments:</text:p>
      <text:p text:style-name="P32">Currently a web developer with more than 3 years of experience in front-end development with recently earned a W3C FEWDC certification. I’m skilled in HTML, JS, CSS, JS libraries, and Agile methodology. I also actualized a new responsive site design, which helped to increase returning visitors by 25%. I believe I make a strong candidate for the senior front-end developer position, and I eagerly submit my job application.</text:p>
      <text:p text:style-name="P32"/>
      <text:h text:style-name="P95" text:outline-level="4"><text:span text:style-name="Strong_20_Emphasis"><text:span text:style-name="T27"><text:line-break/>2. Inform the Company of What You Can Offer Them</text:span></text:span></text:h>
      <text:p text:style-name="P56"> </text:p>
      <text:p text:style-name="P63">Having just come across your job posting for a senior financial analyst, I believe I have the ideal mix of skills and experience to be a top candidate. Having worked as a financial analyst with Poole &amp; Sons for over 4 years, my work there has enabled them to cut error rates by 30% while improving efficiency by 15%. If hired as the senior financial analyst at Standard Financial, I’m certain I would be able to bring the same level of commitment and results along with me.</text:p>
      <text:p text:style-name="P32"/>
      <text:h text:style-name="P96" text:outline-level="4"><text:span text:style-name="Strong_20_Emphasis"><text:span text:style-name="T27">6. Refer to Their Current Events</text:span></text:span></text:h>
      <text:p text:style-name="P56"> </text:p>
      <text:p text:style-name="P63"><text:soft-page-break/>Yesterday, I stumbled across the news that Jedno Corporation has set a strict goal to reduce its carbon footprint to zero by 2025. I applaud your company’s goal! One thing led to another, and I found a perfect specialist position waiting to be filled on your careers page. I would love to be a part of Jedno’s historic reduction in dependence on fossil fuels.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K Grotesk" svg:font-family="'HK Grotesk', sans-serif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0T16:39:55.861526615</meta:creation-date>
    <dc:date>2023-02-11T10:32:38.873363941</dc:date>
    <meta:editing-duration>P1DT12H30M46S</meta:editing-duration>
    <meta:editing-cycles>14</meta:editing-cycles>
    <meta:generator>LibreOffice/6.0.7.3$Linux_X86_64 LibreOffice_project/00m0$Build-3</meta:generator>
    <meta:document-statistic meta:table-count="1" meta:image-count="0" meta:object-count="0" meta:page-count="14" meta:paragraph-count="333" meta:word-count="2283" meta:character-count="15799" meta:non-whitespace-character-count="13570"/>
  </office:meta>
</office:document-meta>
</file>